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1.507cm" svg:y="2.75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007cm" svg:y="2.75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4.507cm" svg:y="2.75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0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7.507cm" svg:y="2.754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007cm" svg:y="2.75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0.507cm" svg:y="2.754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007cm" svg:y="2.754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3.507cm" svg:y="2.75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5.007cm" svg:y="2.75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5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2.75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9.507cm" svg:y="2.75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007cm" svg:y="2.75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2.507cm" svg:y="2.75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007cm" svg:y="2.75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5.507cm" svg:y="2.754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007cm" svg:y="2.754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8.5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0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1.744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1.744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1.744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1.744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1.744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1.744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1.744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1.744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1.744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1.744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1.744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1.744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1.744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1.744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1.744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1.744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1.744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1.744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1.744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1.744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1.507cm" svg:y="2.75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007cm" svg:y="2.75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1.745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1.745cm">
          <draw:text-box>
            <text:p><text:span text:style-name="T2">21</text:span></text:p>
          </draw:text-box>
        </draw:frame>
        <draw:custom-shape draw:style-name="gr2" draw:text-style-name="P2" draw:layer="layout" svg:width="1.508cm" svg:height="1.322cm" svg:x="1.5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.0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4.507cm" svg:y="6.35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6.007cm" svg:y="6.35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7.507cm" svg:y="6.35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007cm" svg:y="6.35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0.507cm" svg:y="6.35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007cm" svg:y="6.35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508cm" svg:height="1.322cm" svg:x="13.507cm" svg:y="6.35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5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6.507cm" svg:y="6.35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8.007cm" svg:y="6.35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508cm" svg:height="1.322cm" svg:x="19.507cm" svg:y="6.35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2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5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8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007cm" svg:y="6.355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5.3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5.3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5.3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5.3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5.3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5.3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5.3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5.3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5.3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5.3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5.3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5.3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5.3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5.3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5.3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5.3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5.3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5.3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5.3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5.345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1.507cm" svg:y="6.35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007cm" svg:y="6.356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5.3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5.346cm">
          <draw:text-box>
            <text:p><text:span text:style-name="T2">21</text:span></text:p>
          </draw:text-box>
        </draw:frame>
        <draw:connector draw:style-name="gr5" draw:text-style-name="P1" draw:layer="layout" draw:type="curve" svg:x1="14.261cm" svg:y1="7.677cm" svg:x2="20.261cm" svg:y2="7.677cm" draw:start-shape="id1" draw:start-glue-point="2" draw:end-shape="id2" svg:d="M14261 7677c0 751 6000 751 6000 0" svg:viewBox="0 0 60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3T09:55:34.812227580</meta:creation-date>
    <dc:date>2016-05-13T11:18:27.549090476</dc:date>
    <dc:creator>elucterio </dc:creator>
    <meta:editing-duration>PT46M55S</meta:editing-duration>
    <meta:editing-cycles>24</meta:editing-cycles>
    <meta:generator>LibreOffice/4.2.8.2$Linux_X86_64 LibreOffice_project/420m0$Build-2</meta:generator>
    <meta:document-statistic meta:object-count="89"/>
  </office:meta>
</office:document-meta>
</file>